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/>
    </style:style>
    <style:style style:name="P2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" fo:font-size="9pt" style:font-size-asian="9pt"/>
    </style:style>
    <style:style style:name="P3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9pt" fo:font-weight="bold" style:font-size-asian="9pt" style:font-weight-asian="bold"/>
    </style:style>
    <style:style style:name="P4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501cm"/>
          <style:tab-stop style:position="8.502cm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>
        <style:tab-stops>
          <style:tab-stop style:position="3cm"/>
        </style:tab-stops>
      </style:paragraph-properties>
    </style:style>
    <style:style style:name="P13" style:family="paragraph" style:parent-style-name="Standard" style:master-page-name="Standard">
      <style:paragraph-properties style:page-number="auto">
        <style:tab-stops>
          <style:tab-stop style:position="3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 style:list-style-name="L1">
      <style:text-properties style:font-name="Arial" fo:font-size="9pt" fo:font-weight="bold" style:font-size-asian="9pt" style:font-weight-asian="bold" style:font-weight-complex="bold"/>
    </style:style>
    <style:style style:name="P16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17" style:family="paragraph" style:parent-style-name="Standard" style:list-style-name="L3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18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19" style:family="paragraph" style:parent-style-name="Standard" style:list-style-name="L4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20" style:family="paragraph" style:parent-style-name="Standard" style:list-style-name="WW8Num2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21" style:family="paragraph" style:parent-style-name="Standard" style:list-style-name="WW8Num2">
      <style:text-properties style:font-name="Arial" fo:font-size="9pt" fo:font-weight="bold" style:font-size-asian="9pt" style:font-weight-asian="bold" style:font-weight-complex="bold"/>
    </style:style>
    <style:style style:name="P22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23" style:family="paragraph" style:parent-style-name="Standard" style:list-style-name="L1">
      <style:text-properties style:font-name="Arial" fo:font-size="9pt" style:font-size-asian="9pt"/>
    </style:style>
    <style:style style:name="P24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  <style:text-properties style:font-name="Arial" fo:font-size="9pt" style:font-size-asian="9pt"/>
    </style:style>
    <style:style style:name="P25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9pt" style:font-size-asian="9pt"/>
    </style:style>
    <style:style style:name="P26" style:family="paragraph" style:parent-style-name="Standard" style:list-style-name="WW8Num2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9pt" style:font-size-asian="9pt"/>
    </style:style>
    <style:style style:name="P27" style:family="paragraph" style:parent-style-name="Standard" style:list-style-name="WW8Num2">
      <style:text-properties style:font-name="Arial" fo:font-size="9pt" style:font-size-asian="9pt"/>
    </style:style>
    <style:style style:name="P28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" fo:font-size="9pt" style:font-size-asian="9pt"/>
    </style:style>
    <style:style style:name="P29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style:font-size-asian="12pt" style:font-size-complex="12pt"/>
    </style:style>
    <style:style style:name="P30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</style:style>
    <style:style style:name="P32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</style:style>
    <style:style style:name="P33" style:family="paragraph" style:parent-style-name="Standard" style:list-style-name="L5">
      <style:paragraph-properties>
        <style:tab-stops>
          <style:tab-stop style:position="0.501cm"/>
          <style:tab-stop style:position="2.646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</style:style>
    <style:style style:name="P34" style:family="paragraph" style:parent-style-name="Standard" style:list-style-name="WW8Num2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</style:style>
    <style:style style:name="P35" style:family="paragraph" style:parent-style-name="Standard" style:list-style-name="WW8Num2">
      <style:paragraph-properties>
        <style:tab-stops>
          <style:tab-stop style:position="3.006cm"/>
        </style:tab-stops>
      </style:paragraph-properties>
    </style:style>
    <style:style style:name="P36" style:family="paragraph" style:parent-style-name="Standard">
      <style:paragraph-properties fo:margin-left="1.138cm" fo:margin-right="0cm" fo:text-indent="0cm" style:auto-text-indent="false">
        <style:tab-stops>
          <style:tab-stop style:position="-0.637cm"/>
          <style:tab-stop style:position="1.863cm"/>
          <style:tab-stop style:position="3.364cm"/>
          <style:tab-stop style:position="4.364cm"/>
          <style:tab-stop style:position="6.615cm"/>
          <style:tab-stop style:position="9.364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37" style:family="paragraph" style:parent-style-name="Standard">
      <style:paragraph-properties fo:margin-left="1.138cm" fo:margin-right="0cm" fo:text-indent="0cm" style:auto-text-indent="false">
        <style:tab-stops>
          <style:tab-stop style:position="-0.637cm"/>
          <style:tab-stop style:position="1.863cm"/>
          <style:tab-stop style:position="3.364cm"/>
          <style:tab-stop style:position="4.364cm"/>
          <style:tab-stop style:position="6.615cm"/>
          <style:tab-stop style:position="9.364cm"/>
        </style:tab-stops>
      </style:paragraph-properties>
      <style:text-properties style:font-name="Arial" fo:font-size="9pt" style:font-size-asian="9pt"/>
    </style:style>
    <style:style style:name="P38" style:family="paragraph" style:parent-style-name="Heading_20_1">
      <style:paragraph-properties>
        <style:tab-stops/>
      </style:paragraph-properties>
      <style:text-properties fo:font-size="16pt" style:font-size-asian="16pt" style:font-size-complex="16pt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" fo:font-size="9pt" fo:font-weight="normal" style:font-size-asian="9pt" style:font-weight-asian="normal" style:font-weight-complex="normal"/>
    </style:style>
    <style:style style:name="T2" style:family="text">
      <style:text-properties style:font-name="Arial" fo:font-size="9pt" style:font-size-asian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name-complex="Arial" style:font-size-complex="9pt" style:font-weight-complex="normal"/>
    </style:style>
    <style:style style:name="T7" style:family="text">
      <style:text-properties style:font-name-complex="Arial" style:font-size-complex="9pt"/>
    </style:style>
    <style:style style:name="T8" style:family="text">
      <style:text-properties fo:font-weight="bold" style:font-weight-asian="bold" style:font-name-complex="Arial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idgenössische Invalidenversicherung </text:p>
      <text:p text:style-name="P2"/>
      <text:p text:style-name="P2">[Adressat.Anschrift]</text:p>
      <text:p text:style-name="P2"/>
      <text:p text:style-name="P2"/>
      <text:p text:style-name="P2"><text:span text:style-name="T5">Versicherter:</text:span><text:span text:style-name="T7"> </text:span><text:span text:style-name="T8">[Patient.Name], [Patient.Vorname], </text:span><text:span text:style-name="T6">[Patient.Strasse], [Patient.Ort], [Patient.Geburtsdatum]</text:span></text:p>
      <text:p text:style-name="P14"/>
      <text:p text:style-name="P2">_________________________________________________________________________________________________________</text:p>
      <text:h text:style-name="P38" text:outline-level="1">Beiblatt zu Verlaufsbericht</text:h>
      <text:p text:style-name="P1"/>
      <text:p text:style-name="P1"/>
      <text:p text:style-name="P12"><text:span text:style-name="T1">Empfänger:</text:span><text:span text:style-name="T2"> [Mandant.Anschrift]</text:span></text:p>
      <text:p text:style-name="P2"/>
      <text:p text:style-name="P1"/>
      <text:p text:style-name="P22">Für die Beurteilung der Eingliederungsfähigkeit und des Rentenanspruches bitten wir Sie um Stellungnahme:</text:p>
      <text:p text:style-name="P3"/>
      <text:p text:style-name="P3"/>
      <text:p text:style-name="P3"/>
      <text:p text:style-name="P10">A. Fragen zur bisherigen Tätigkeit</text:p>
      <text:p text:style-name="P4"/>
      <text:list xml:id="list1564657408775807865" text:style-name="L1">
        <text:list-item>
          <text:p text:style-name="P15">Wie wirkt sich die gesundheitliche Störung bei der bisherigen Tätigkeit aus?</text:p>
          <text:p text:style-name="P23"><text:bookmark-start text:name="Text4"/><text:text-input text:description="Text4">          </text:text-input><text:bookmark-end text:name="Text4"/></text:p>
        </text:list-item>
      </text:list>
      <text:p text:style-name="P6"/>
      <text:p text:style-name="P6"/>
      <text:list xml:id="list6805120314041136436" text:style-name="L2">
        <text:list-item>
          <text:p text:style-name="P16">Ist die bisherige Tätigkeit noch zumutbar?</text:p>
          <text:p text:style-name="P31"><text:span text:style-name="T2">Ja </text:span><text:span text:style-name="T2"><draw:control text:anchor-type="as-char" draw:z-index="0" draw:style-name="gr1" draw:text-style-name="P39" svg:width="0.445cm" svg:height="0.297cm" draw:control="control1"/></text:span><text:span text:style-name="T2"><text:tab/>Nein </text:span><text:span text:style-name="T2"><draw:control text:anchor-type="as-char" draw:z-index="1" draw:style-name="gr1" draw:text-style-name="P39" svg:width="0.445cm" svg:height="0.297cm" draw:control="control2"/></text:span></text:p>
          <text:p text:style-name="P24"/>
          <text:p text:style-name="P16">Wenn Ja, in welchem zeitlichen Rahmen (Stunden pro Tag)?</text:p>
          <text:p text:style-name="P24"><text:bookmark-start text:name="Text24"/><text:text-input text:description="Text24">          </text:text-input><text:bookmark-end text:name="Text24"/></text:p>
        </text:list-item>
      </text:list>
      <text:p text:style-name="P6"/>
      <text:p text:style-name="P6"/>
      <text:list xml:id="list5571520740133732136" text:style-name="L3">
        <text:list-item>
          <text:p text:style-name="P17">Besteht dabei eine verminderte Leistungsfähigkeit?</text:p>
          <text:p text:style-name="P32"><text:span text:style-name="T2">Ja </text:span><text:span text:style-name="T2"><draw:control text:anchor-type="as-char" draw:z-index="2" draw:style-name="gr1" draw:text-style-name="P39" svg:width="0.445cm" svg:height="0.297cm" draw:control="control3"/></text:span><text:span text:style-name="T2"><text:tab/>Nein </text:span><text:span text:style-name="T2"><draw:control text:anchor-type="as-char" draw:z-index="3" draw:style-name="gr1" draw:text-style-name="P39" svg:width="0.445cm" svg:height="0.297cm" draw:control="control4"/></text:span></text:p>
          <text:p text:style-name="P25"/>
          <text:p text:style-name="P18">Wenn ja in welchem Ausmass?</text:p>
          <text:p text:style-name="P25"><text:text-input text:description="Text24">          </text:text-input></text:p>
        </text:list-item>
      </text:list>
      <text:p text:style-name="P7"/>
      <text:p text:style-name="P8"/>
      <text:p text:style-name="P8"/>
      <text:p text:style-name="P11">B. Fragen zur möglichen Wiedereingliederung</text:p>
      <text:p text:style-name="P5"/>
      <text:list xml:id="list8233004404863975698" text:style-name="L4">
        <text:list-item>
          <text:p text:style-name="P19">Kann die Arbeitsfähigkeit am bisherigen Arbeitsplatz bzw. im bisherigen Tätigkeitsbereich verbessert werden?</text:p>
        </text:list-item>
      </text:list>
      <text:list xml:id="list5154269541482601926" text:style-name="L5">
        <text:list-header>
          <text:p text:style-name="P33"><text:span text:style-name="T2">Ja </text:span><text:span text:style-name="T2"><draw:control text:anchor-type="as-char" draw:z-index="4" draw:style-name="gr1" draw:text-style-name="P39" svg:width="0.445cm" svg:height="0.297cm" draw:control="control5"/></text:span><text:span text:style-name="T2"><text:tab/>Nein </text:span><text:span text:style-name="T2"><draw:control text:anchor-type="as-char" draw:z-index="5" draw:style-name="gr1" draw:text-style-name="P39" svg:width="0.445cm" svg:height="0.297cm" draw:control="control6"/></text:span></text:p>
        </text:list-header>
      </text:list>
      <text:p text:style-name="P8"/>
      <text:p text:style-name="P8"/>
      <text:list xml:id="list9113169007038716561" text:style-name="WW8Num2">
        <text:list-item>
          <text:list>
            <text:list-item>
              <text:p text:style-name="P20">Wenn ja, mit welchen zumutbaren Massnahmen (z.B. medizinische Massnahmen, Hilfsmittel, Umgestal-</text:p>
            </text:list-item>
          </text:list>
        </text:list-item>
      </text:list>
      <text:p text:style-name="P36">tung des Arbeitsplatzes, etc.)?</text:p>
      <text:p text:style-name="P37"><text:bookmark-start text:name="Text5"/><text:text-input text:description="Text5">          </text:text-input><text:bookmark-end text:name="Text5"/></text:p>
      <text:p text:style-name="P8"/>
      <text:p text:style-name="P8"/>
      <text:list xml:id="list29423361" text:continue-numbering="true" text:style-name="WW8Num2">
        <text:list-item>
          <text:list>
            <text:list-item>
              <text:p text:style-name="P20">Wie wirken sich diese Massnahmen auf die Arbeitsfähigkeit aus ?</text:p>
              <text:p text:style-name="P26"><text:bookmark-start text:name="Text6"/><text:text-input text:description="Text6">          </text:text-input><text:bookmark-end text:name="Text6"/></text:p>
            </text:list-item>
          </text:list>
        </text:list-item>
      </text:list>
      <text:p text:style-name="P8"/>
      <text:p text:style-name="P8"/>
      <text:list xml:id="list29424150" text:continue-numbering="true" text:style-name="WW8Num2">
        <text:list-header>
          <text:p text:style-name="P21">2. Sind der versicherten Person andere Tätigkeiten zumutbar?</text:p>
          <text:list text:continue-numbering="true">
            <text:list-header>
              <text:p text:style-name="P34"><text:span text:style-name="T1">J</text:span><text:span text:style-name="T2">a </text:span><text:span text:style-name="T2"><draw:control text:anchor-type="as-char" draw:z-index="6" draw:style-name="gr1" draw:text-style-name="P39" svg:width="0.445cm" svg:height="0.297cm" draw:control="control7"/></text:span><text:span text:style-name="T2"><text:tab/>Nein </text:span><text:span text:style-name="T2"><draw:control text:anchor-type="as-char" draw:z-index="7" draw:style-name="gr1" draw:text-style-name="P39" svg:width="0.445cm" svg:height="0.297cm" draw:control="control8"/></text:span></text:p>
            </text:list-header>
          </text:list>
        </text:list-header>
      </text:list>
      <text:p text:style-name="P30"/>
      <text:p text:style-name="P30"/>
      <text:list xml:id="list29444260" text:continue-numbering="true" text:style-name="WW8Num2">
        <text:list-header>
          <text:p text:style-name="P21">2.1. Wenn ja, welcher Art könnten diese Tätigkeiten sein?</text:p>
          <text:list text:continue-numbering="true">
            <text:list-header>
              <text:p text:style-name="P20"><text:text-input text:description="Text">       </text:text-input></text:p>
              <text:p text:style-name="P20"/>
              <text:p text:style-name="P20">Was wäre dabei besonders zu beachten?</text:p>
              <text:p text:style-name="P26"><text:bookmark-start text:name="Text7"/><text:text-input text:description="Text7">          </text:text-input><text:bookmark-end text:name="Text7"/></text:p>
            </text:list-header>
          </text:list>
        </text:list-header>
      </text:list>
      <text:p text:style-name="P30"><text:soft-page-break/></text:p>
      <text:p text:style-name="P30"/>
      <text:list xml:id="list29433798" text:continue-numbering="true" text:style-name="WW8Num2">
        <text:list-header>
          <text:p text:style-name="P21">2.2 Besteht in diesem zeitlichen Rahmen eine verminderte Leistungsfähigkeit?</text:p>
          <text:list text:continue-numbering="true">
            <text:list-header>
              <text:p text:style-name="P35"><text:span text:style-name="T2">Ja </text:span><text:span text:style-name="T2"><draw:control text:anchor-type="as-char" draw:z-index="8" draw:style-name="gr1" draw:text-style-name="P39" svg:width="0.445cm" svg:height="0.297cm" draw:control="control9"/></text:span><text:span text:style-name="T2"><text:tab/>Nein </text:span><text:span text:style-name="T2"><draw:control text:anchor-type="as-char" draw:z-index="9" draw:style-name="gr1" draw:text-style-name="P39" svg:width="0.445cm" svg:height="0.297cm" draw:control="control10"/></text:span><text:bookmark text:name="Text8"/></text:p>
            </text:list-header>
          </text:list>
          <text:p text:style-name="P21">2.3. Wenn keine anderen Tätigkeit mehr zumutbar sind, wie lässt sich dies begründen?</text:p>
          <text:list text:continue-numbering="true">
            <text:list-header>
              <text:p text:style-name="P27"><text:bookmark-start text:name="Text9"/><text:text-input text:description="Text9">          </text:text-input><text:bookmark-end text:name="Text9"/></text:p>
            </text:list-header>
          </text:list>
        </text:list-header>
      </text:list>
      <text:p text:style-name="P9"/>
      <text:p text:style-name="P9"/>
      <text:p text:style-name="P9"/>
      <text:p text:style-name="P10">C. Vorschläge, weitere Fragen</text:p>
      <text:p text:style-name="P4"/>
      <text:p text:style-name="P10"><text:text-input text:description="Text">       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andard_20__28_Web_29_" style:display-name="Standard (Web)" style:family="paragraph" style:parent-style-name="Standard">
      <style:paragraph-properties fo:margin-top="0.176cm" fo:margin-bottom="0.21cm"/>
      <style:text-properties fo:font-size="12pt" fo:language="de" fo:country="CH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503cm" text:min-label-width="0.635cm"/>
      </text:list-level-style-number>
      <text:list-level-style-number text:level="3" style:num-suffix="." style:num-format="1" text:display-levels="3">
        <style:list-level-properties text:space-before="1.005cm" text:min-label-width="1.27cm"/>
      </text:list-level-style-number>
      <text:list-level-style-number text:level="4" style:num-suffix="." style:num-format="1" text:display-levels="4">
        <style:list-level-properties text:space-before="1.508cm" text:min-label-width="1.27cm"/>
      </text:list-level-style-number>
      <text:list-level-style-number text:level="5" style:num-suffix="." style:num-format="1" text:display-levels="5">
        <style:list-level-properties text:space-before="2.011cm" text:min-label-width="1.905cm"/>
      </text:list-level-style-number>
      <text:list-level-style-number text:level="6" style:num-suffix="." style:num-format="1" text:display-levels="6">
        <style:list-level-properties text:space-before="2.514cm" text:min-label-width="1.905cm"/>
      </text:list-level-style-number>
      <text:list-level-style-number text:level="7" style:num-suffix="." style:num-format="1" text:display-levels="7">
        <style:list-level-properties text:space-before="3.016cm" text:min-label-width="1.905cm"/>
      </text:list-level-style-number>
      <text:list-level-style-number text:level="8" style:num-suffix="." style:num-format="1" text:display-levels="8">
        <style:list-level-properties text:space-before="3.519cm" text:min-label-width="2.54cm"/>
      </text:list-level-style-number>
      <text:list-level-style-number text:level="9" style:num-suffix="." style:num-format="1" text:display-levels="9">
        <style:list-level-properties text:space-before="4.022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46cm" fo:margin-bottom="2cm" fo:margin-left="1.561cm" fo:margin-right="0.573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12-07T08:42:03.79</meta:creation-date>
    <dc:language>de-DE</dc:language>
    <meta:editing-cycles>4</meta:editing-cycles>
    <meta:editing-duration>PT1H4M7S</meta:editing-duration>
    <dc:date>2016-12-19T09:26:05.43</dc:date>
    <meta:document-statistic meta:table-count="0" meta:image-count="0" meta:object-count="0" meta:page-count="2" meta:paragraph-count="38" meta:word-count="194" meta:character-count="1571"/>
    <meta:user-defined meta:name="Info 1"/>
    <meta:user-defined meta:name="Info 2"/>
    <meta:user-defined meta:name="Info 3"/>
    <meta:user-defined meta:name="Info 4"/>
  </office:meta>
</office:document-meta>
</file>